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entury Schoolbook L" svg:font-family="'Century Schoolbook L'" style:font-family-generic="roman"/>
    <style:font-face style:name="FreeSans1" svg:font-family="FreeSans" style:font-family-generic="swiss"/>
    <style:font-face style:name="LKLUG" svg:font-family="LKLU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KLUG" fo:font-size="12pt" fo:font-weight="normal" officeooo:rsid="000334bd" officeooo:paragraph-rsid="001d92c9" style:font-size-asian="10.5pt" style:font-weight-asian="normal" style:font-size-complex="12pt" style:font-weight-complex="normal"/>
    </style:style>
    <style:style style:name="P2" style:family="paragraph" style:parent-style-name="Standard">
      <style:text-properties style:font-name="LKLUG" fo:font-size="12pt" fo:font-weight="normal" officeooo:rsid="0020b3fb" officeooo:paragraph-rsid="0020b3fb" style:font-size-asian="10.5pt" style:font-weight-asian="normal" style:font-size-complex="12pt" style:font-weight-complex="normal"/>
    </style:style>
    <style:style style:name="P3" style:family="paragraph" style:parent-style-name="Standard">
      <style:text-properties style:font-name="LKLUG" fo:font-size="12pt" fo:font-weight="bold" officeooo:rsid="000334bd" officeooo:paragraph-rsid="001d92c9" style:font-size-asian="12pt" style:font-weight-asian="bold" style:font-size-complex="12pt" style:font-weight-complex="bold"/>
    </style:style>
    <style:style style:name="P4" style:family="paragraph" style:parent-style-name="Standard">
      <style:text-properties style:font-name="LKLUG" fo:font-size="12pt" fo:font-weight="bold" officeooo:rsid="000334bd" officeooo:paragraph-rsid="001d92c9" style:font-size-asian="10.5pt" style:font-weight-asian="bold" style:font-size-complex="12pt" style:font-weight-complex="bold"/>
    </style:style>
    <style:style style:name="P5" style:family="paragraph" style:parent-style-name="Standard">
      <style:text-properties style:font-name="LKLUG" fo:font-size="12pt" fo:font-weight="bold" officeooo:rsid="00338366" officeooo:paragraph-rsid="00338366" style:font-size-asian="12pt" style:font-weight-asian="bold" style:font-size-complex="12pt" style:font-weight-complex="bold"/>
    </style:style>
    <style:style style:name="P6" style:family="paragraph" style:parent-style-name="Standard">
      <style:text-properties style:font-name="LKLUG" fo:font-size="18pt" fo:font-weight="bold" officeooo:rsid="000334bd" officeooo:paragraph-rsid="00338366" style:font-size-asian="18pt" style:font-weight-asian="bold" style:font-size-complex="18pt" style:font-weight-complex="bold"/>
    </style:style>
    <style:style style:name="P7" style:family="paragraph" style:parent-style-name="Standard">
      <style:text-properties fo:font-weight="normal" officeooo:rsid="00338366" officeooo:paragraph-rsid="00338366" style:font-weight-asian="normal" style:font-weight-complex="normal"/>
    </style:style>
    <style:style style:name="P8" style:family="paragraph" style:parent-style-name="Standard">
      <style:text-properties fo:font-weight="normal" officeooo:rsid="0035e8e7" officeooo:paragraph-rsid="0035e8e7" style:font-weight-asian="normal" style:font-weight-complex="normal"/>
    </style:style>
    <style:style style:name="P9" style:family="paragraph" style:parent-style-name="Standard">
      <style:text-properties fo:font-weight="normal" officeooo:rsid="0037d55d" officeooo:paragraph-rsid="0037d55d" style:font-weight-asian="normal" style:font-weight-complex="normal"/>
    </style:style>
    <style:style style:name="P10" style:family="paragraph" style:parent-style-name="Standard">
      <style:text-properties fo:font-weight="normal" officeooo:rsid="0039963b" officeooo:paragraph-rsid="0039963b" style:font-weight-asian="normal" style:font-weight-complex="normal"/>
    </style:style>
    <style:style style:name="P11" style:family="paragraph" style:parent-style-name="Standard">
      <style:text-properties fo:font-weight="normal" officeooo:rsid="003b122b" officeooo:paragraph-rsid="003b122b" style:font-weight-asian="normal" style:font-weight-complex="normal"/>
    </style:style>
    <style:style style:name="P12" style:family="paragraph" style:parent-style-name="Standard">
      <style:text-properties fo:font-weight="normal" officeooo:rsid="003cf16a" officeooo:paragraph-rsid="003cf16a" style:font-weight-asian="normal" style:font-weight-complex="normal"/>
    </style:style>
    <style:style style:name="P13" style:family="paragraph" style:parent-style-name="Standard">
      <style:text-properties fo:font-weight="normal" officeooo:rsid="003cf16a" officeooo:paragraph-rsid="003d77a5" style:font-weight-asian="normal" style:font-weight-complex="normal"/>
    </style:style>
    <style:style style:name="T1" style:family="text">
      <style:text-properties style:text-position="0% 100%" style:font-name="LKLUG" fo:font-size="12pt" fo:font-weight="bold" style:font-size-asian="10.5pt" style:font-weight-asian="bold" style:font-size-complex="12pt" style:font-weight-complex="bold"/>
    </style:style>
    <style:style style:name="T2" style:family="text">
      <style:text-properties style:text-position="0% 100%" style:font-name="LKLUG" fo:font-size="12pt" fo:font-weight="bold" officeooo:rsid="0035e8e7" style:font-size-asian="10.5pt" style:font-weight-asian="bold" style:font-size-complex="12pt" style:font-weight-complex="bold"/>
    </style:style>
    <style:style style:name="T3" style:family="text">
      <style:text-properties style:text-position="0% 100%" style:font-name="LKLUG" fo:font-size="12pt" fo:font-weight="bold" officeooo:rsid="003d77a5" style:font-size-asian="10.5pt" style:font-weight-asian="bold" style:font-size-complex="12pt" style:font-weight-complex="bold"/>
    </style:style>
    <style:style style:name="T4" style:family="text">
      <style:text-properties style:text-position="0% 100%" style:font-name="LKLUG" fo:font-size="12pt" style:font-size-asian="10.5pt" style:font-size-complex="12pt"/>
    </style:style>
    <style:style style:name="T5" style:family="text">
      <style:text-properties style:text-position="0% 100%" style:font-name="LKLUG" fo:font-size="12pt" officeooo:rsid="0035e8e7" style:font-size-asian="10.5pt" style:font-size-complex="12pt"/>
    </style:style>
    <style:style style:name="T6" style:family="text">
      <style:text-properties style:text-position="0% 100%" style:font-name="LKLUG" fo:font-size="12pt" officeooo:rsid="0036dc1f" style:font-size-asian="10.5pt" style:font-size-complex="12pt"/>
    </style:style>
    <style:style style:name="T7" style:family="text">
      <style:text-properties style:text-position="0% 100%" style:font-name="LKLUG" fo:font-size="12pt" officeooo:rsid="0037d55d" style:font-size-asian="10.5pt" style:font-size-complex="12pt"/>
    </style:style>
    <style:style style:name="T8" style:family="text">
      <style:text-properties style:text-position="0% 100%" style:font-name="LKLUG" fo:font-size="12pt" officeooo:rsid="0038b3d1" style:font-size-asian="10.5pt" style:font-size-complex="12pt"/>
    </style:style>
    <style:style style:name="T9" style:family="text">
      <style:text-properties style:text-position="0% 100%" style:font-name="LKLUG" fo:font-size="12pt" officeooo:rsid="0039963b" style:font-size-asian="10.5pt" style:font-size-complex="12pt"/>
    </style:style>
    <style:style style:name="T10" style:family="text">
      <style:text-properties style:text-position="0% 100%" style:font-name="LKLUG" fo:font-size="12pt" officeooo:rsid="003cf16a" style:font-size-asian="10.5pt" style:font-size-complex="12pt"/>
    </style:style>
    <style:style style:name="T11" style:family="text">
      <style:text-properties style:text-position="0% 100%" style:font-name="LKLUG" fo:font-size="12pt" officeooo:rsid="003d77a5" style:font-size-asian="10.5pt" style:font-size-complex="12pt"/>
    </style:style>
    <style:style style:name="T12" style:family="text">
      <style:text-properties officeooo:rsid="00338366"/>
    </style:style>
    <style:style style:name="T13" style:family="text">
      <style:text-properties style:font-name="LKLUG" fo:font-size="12pt" officeooo:rsid="002056ec" style:font-size-asian="10.5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2">Path Planning</text:span> Project </text:p>
      <text:p text:style-name="P3">Udacity Self Driving Nanodegree</text:p>
      <text:p text:style-name="P5">Path Planning</text:p>
      <text:p text:style-name="P1"/>
      <text:p text:style-name="P4">Reflections:</text:p>
      <text:p text:style-name="P1"/>
      <text:p text:style-name="P7"><text:span text:style-name="T4">1. </text:span><text:span text:style-name="T1">Speed Control:</text:span></text:p>
      <text:p text:style-name="P7"><text:span text:style-name="T1"><text:tab/></text:span><text:span text:style-name="T4">To avoid jerks, the simulator uses incremental steps to increase and decrease vehicle speed. Speed is increased or decreased by 0.224 mph every 0.02 sec (Simulator operation frequency is 50 Hz). In case of no car ahead within 20 m, the speed is increased until 49.5 mph. </text:span></text:p>
      <text:p text:style-name="P7"><text:span text:style-name="T4"/></text:p>
      <text:p text:style-name="P7"><text:span text:style-name="T4">Speed is decreased as soon as the car in front comes in within 20 meter range by 0.224 mph every 0.02 sec which is increased to 0.448 mph every 0.02 seconds if it comes within 7 meter range.</text:span></text:p>
      <text:p text:style-name="P7"><text:span text:style-name="T4"/></text:p>
      <text:p text:style-name="P7"><text:span text:style-name="T4">2. </text:span><text:span text:style-name="T1">Waypoints:</text:span></text:p>
      <text:p text:style-name="P7"><text:span text:style-name="T1"/></text:p>
      <text:p text:style-name="P7"><text:span text:style-name="T5">a. </text:span><text:span text:style-name="T2">Path planner output</text:span><text:span text:style-name="T5">:</text:span><text:span text:style-name="T1"><text:tab/></text:span><text:span text:style-name="T5">50 x, y points are passed to the simulator as desired set points. These are final output of path planner in Cartesian co-ordinate system in car’s local co-ordinate system.</text:span></text:p>
      <text:p text:style-name="P7"><text:span text:style-name="T5"/></text:p>
      <text:p text:style-name="P8"><text:span text:style-name="T4">b. </text:span><text:span text:style-name="T1">Generating paths</text:span><text:span text:style-name="T4">:</text:span></text:p>
      <text:p text:style-name="P8"><text:span text:style-name="T4"><text:tab/></text:span><text:span text:style-name="T6">The simulator sends list of previous path points (waypoints) which are <text:s/>yet to be realized. The last two points from previous </text:span><text:span text:style-name="T7">path are taken as starting points to plan for next points.</text:span></text:p>
      <text:p text:style-name="P8"><text:span text:style-name="T7"/></text:p>
      <text:p text:style-name="P9"><text:span text:style-name="T8">Next points: </text:span><text:span text:style-name="T4">In Frenet co-ordinates, 3 points are generated at 30 m apart at target lane from the ‘</text:span><text:span text:style-name="T8">starting points’ to be planned described earlier. The points are converted to Cartesian co-ordinate system &amp; shifted to car local co-ordinate system before adding to new path points. Decision of target lane is described in the next section. New path points now has total 5 points.</text:span></text:p>
      <text:p text:style-name="P9"><text:span text:style-name="T7"/></text:p>
      <text:p text:style-name="P9"><text:span text:style-name="T4">Spline C++ library is used to fit smooth curve </text:span><text:span text:style-name="T8">to the new path points. </text:span><text:span text:style-name="T9">A target of 30 m distance is used to calculate new path points every 0.02 seconds using the spline curve calculated earlier. These new points are </text:span><text:soft-page-break/><text:span text:style-name="T9">added to previous path points which still need to be realized until there are total 50 points. </text:span></text:p>
      <text:p text:style-name="P9"><text:span text:style-name="T9"/></text:p>
      <text:p text:style-name="P10"><text:span text:style-name="T9">(</text:span><text:span text:style-name="T4">Note: 30 m is sufficient since at maximum speed (50 mph), it takes 67 steps of 0.02 seconds. This ensures we always have path points more than 50).</text:span></text:p>
      <text:p text:style-name="P9"><text:span text:style-name="T8"/></text:p>
      <text:p text:style-name="P10"><text:span text:style-name="T4">Lane change is taken care of by path points since the spline curve generated used a ‘target lane’ and 3 equidistant points of 30 m in Frenet co-ordinates. Thus if current lane is 1 and target is 2, the path is planned from distance 0m, lane 1 to distance 30m, lane 2 and next distances with lane 2. This takes care of lateral jerk requirement in the project.</text:span></text:p>
      <text:p text:style-name="P10"><text:span text:style-name="T4"/></text:p>
      <text:p text:style-name="P10"><text:span text:style-name="T4"/></text:p>
      <text:p text:style-name="P10"><text:span text:style-name="T4">3. </text:span><text:span text:style-name="T1">Lane change strategy:</text:span></text:p>
      <text:p text:style-name="P11"><text:span text:style-name="T4"><text:s/>The goal is to decide the lane number to maintain higher vehicle speed. Lane change calculations are only executed if the car in front is within a certain distance (30 m). Lane safety is checked for right lane change and left change based on cars in respective lanes.</text:span></text:p>
      <text:p text:style-name="P11"><text:span text:style-name="T4"/></text:p>
      <text:p text:style-name="P11"><text:span text:style-name="T4">Lane safety criteria: The car lane change can be either left or right. For each case, sensor fusion data is analyzed to check cars in target lane (left/right). </text:span></text:p>
      <text:p text:style-name="P11"><text:span text:style-name="T4"/></text:p>
      <text:p text:style-name="P11"><text:span text:style-name="T4">To be safe for lane change, first criterion is that there should not be any cars within </text:span><text:span text:style-name="T10">+- 4m. In addition, t</text:span><text:span text:style-name="T4">he distances of cars in target lan</text:span><text:span text:style-name="T10">e</text:span><text:span text:style-name="T4"> are predicted in the time it takes our car to finish lane change maneuver. If all cars in target lane are more than 20 m away in front and more than 5 m behind our predicted distance after </text:span><text:span text:style-name="T10">predicted </text:span><text:span text:style-name="T4">lane change, lane change is safe.</text:span></text:p>
      <text:p text:style-name="P11"><text:span text:style-name="T4"/></text:p>
      <text:p text:style-name="P12"><text:span text:style-name="T4">If both left lane change and right lane change are safe, lane is decided based on which one has more predicted buffer with the immediate car in front. In case of a tie, left lane change is preferred. At extremes of the highway, there is only one option for lane change. </text:span></text:p>
      <text:p text:style-name="P12"><text:span text:style-name="T4"/></text:p>
      <text:p text:style-name="P13"><text:span text:style-name="T4">When a lane change is active, calculation of lane change is frozen to prevent lane toggling during a lane change.</text:span></text:p>
      <text:p text:style-name="P13"><text:soft-page-break/><text:span text:style-name="T11">4. </text:span><text:span text:style-name="T3">Conclusion</text:span><text:span text:style-name="T11">:</text:span></text:p>
      <text:p text:style-name="P13"><text:span text:style-name="T11"/></text:p>
      <text:p text:style-name="P13"><text:span text:style-name="T11">The car completes the track without any incidence. Further improvements can be made by implementing prediction module, behavior planner &amp; trajectory module to generalize the solution to broader scenarios. </text:span><text:span text:style-name="T4"><text:s/></text:span></text:p>
      <text:p text:style-name="P12"><text:span text:style-name="T13"><text:s/></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entury Schoolbook L" svg:font-family="'Century Schoolbook L'" style:font-family-generic="roman"/>
    <style:font-face style:name="FreeSans1" svg:font-family="FreeSans" style:font-family-generic="swiss"/>
    <style:font-face style:name="LKLUG" svg:font-family="LKLU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6T13:15:09.930977634</meta:creation-date>
    <dc:date>2017-10-29T20:02:02.028181654</dc:date>
    <meta:editing-duration>PT1H43M28S</meta:editing-duration>
    <meta:editing-cycles>21</meta:editing-cycles>
    <meta:generator>LibreOffice/5.1.6.2$Linux_X86_64 LibreOffice_project/10m0$Build-2</meta:generator>
    <meta:document-statistic meta:table-count="0" meta:image-count="0" meta:object-count="0" meta:page-count="3" meta:paragraph-count="24" meta:word-count="640" meta:character-count="3600" meta:non-whitespace-character-count="2971"/>
  </office:meta>
</office:document-meta>
</file>